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4.43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8" style:family="table-cell" style:parent-style-name="Default"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10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2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8" table:number-columns-repeated="1017" table:default-cell-style-name="ce3"/>
        <table:table-row table:style-name="ro2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5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3">
          <table:table-cell table:style-name="ce4"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8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label:string</text:p>
          </table:table-cell>
          <table:table-cell table:style-name="ce7" office:value-type="string" calcext:value-type="string">
            <text:p>题目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pertext_id: references</text:p>
          </table:table-cell>
          <table:table-cell office:value-type="string" calcext:value-type="string">
            <text:p>属于一次测验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activity:boolean</text:p>
          </table:table-cell>
          <table:table-cell table:style-name="ce9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0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0" office:value-type="string" calcext:value-type="string">
            <text:p>user_id：references</text:p>
          </table:table-cell>
          <table:table-cell table:style-name="ce10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10" office:value-type="string" calcext:value-type="string">
            <text:p>url: string</text:p>
          </table:table-cell>
          <table:table-cell table:style-name="ce10" office:value-type="string" calcext:value-type="string">
            <text:p>页面</text:p>
          </table:table-cell>
          <table:table-cell table:style-name="ce2" table:number-columns-repeated="3"/>
          <table:table-cell table:style-name="ce10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context: text</text:p>
          </table:table-cell>
          <table:table-cell table:style-name="ce10" office:value-type="string" calcext:value-type="string">
            <text:p>内容</text:p>
          </table:table-cell>
          <table:table-cell table:style-name="ce2" table:number-columns-repeated="3"/>
          <table:table-cell table:style-name="ce10" office:value-type="string" calcext:value-type="string">
            <text:p>点赞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10" office:value-type="string" calcext:value-type="string">
            <text:p>热点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《消息》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发信人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收信人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content</text:p>
          </table:table-cell>
          <table:table-cell table:style-name="ce11"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11"/>
          <table:table-cell table:style-name="ce11" office:value-type="string" calcext:value-type="string">
            <text:p>图片附件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end_at: datetime</text:p>
          </table:table-cell>
          <table:table-cell table:style-name="ce11" office:value-type="string" calcext:value-type="string">
            <text:p>截止时间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subject: string</text:p>
          </table:table-cell>
          <table:table-cell table:style-name="ce12" office:value-type="string" calcext:value-type="string">
            <text:p>《科目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unt: integer:0</text:p>
          </table:table-cell>
          <table:table-cell table:style-name="ce3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2]-[.A171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3]-[.A172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4]-[.A173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3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5]-[.A174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2*60" office:value-type="float" office:value="720" calcext:value-type="float">
            <text:p>720</text:p>
          </table:table-cell>
          <table:table-cell table:style-name="ce3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76]-[.A175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4*60" office:value-type="float" office:value="1440" calcext:value-type="float">
            <text:p>1440</text:p>
          </table:table-cell>
          <table:table-cell table:style-name="ce3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77]-[.A176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*24*60" office:value-type="float" office:value="2880" calcext:value-type="float">
            <text:p>2880</text:p>
          </table:table-cell>
          <table:table-cell table:style-name="ce3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78]-[.A177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4*24*60" office:value-type="float" office:value="5760" calcext:value-type="float">
            <text:p>5760</text:p>
          </table:table-cell>
          <table:table-cell table:style-name="ce3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9]-[.A178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7*24*60" office:value-type="float" office:value="10080" calcext:value-type="float">
            <text:p>10080</text:p>
          </table:table-cell>
          <table:table-cell table:style-name="ce3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80]-[.A179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5*24*60" office:value-type="float" office:value="21600" calcext:value-type="float">
            <text:p>21600</text:p>
          </table:table-cell>
          <table:table-cell table:style-name="ce3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81]-[.A180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30*24*60" office:value-type="float" office:value="43200" calcext:value-type="float">
            <text:p>43200</text:p>
          </table:table-cell>
          <table:table-cell table:style-name="ce3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2]-[.A181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tabindex顺序</text:p>
          </table:table-cell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sectionalization_id: references</text:p>
          </table:table-cell>
          <table:table-cell table:style-name="ce1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49]/[.B249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49]*[.C249]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formula="of:=[.B250]*[.C250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49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49]*0.05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formula="of:=[.B251]*[.C251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50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formula="of:=[.B252]*[.C252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51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3">
          <table:table-cell table:formula="of:=[.B253]*[.C253]" office:value-type="float" office:value="0" calcext:value-type="float">
            <text:p>0</text:p>
          </table:table-cell>
          <table:table-cell/>
          <table:table-cell table:formula="of:=[.C252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3">
          <table:table-cell table:formula="of:=[.B254]*[.C254]" office:value-type="float" office:value="0" calcext:value-type="float">
            <text:p>0</text:p>
          </table:table-cell>
          <table:table-cell/>
          <table:table-cell table:formula="of:=[.C253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formula="of:=[.B255]*[.C255]" office:value-type="float" office:value="0" calcext:value-type="float">
            <text:p>0</text:p>
          </table:table-cell>
          <table:table-cell/>
          <table:table-cell table:formula="of:=[.C254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3">
          <table:table-cell table:formula="of:=[.B256]*[.C256]" office:value-type="float" office:value="0" calcext:value-type="float">
            <text:p>0</text:p>
          </table:table-cell>
          <table:table-cell/>
          <table:table-cell table:formula="of:=[.C255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3">
          <table:table-cell table:formula="of:=[.B257]*[.C257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3">
          <table:table-cell table:formula="of:=[.B258]*[.C258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3">
          <table:table-cell table:formula="of:=[.B259]*[.C259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3">
          <table:table-cell table:formula="of:=[.B260]*[.C260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3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3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3">
          <table:table-cell table:formula="of:=[.B263]*[.C263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3">
          <table:table-cell table:formula="of:=[.B264]*[.C26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test</text:p>
          </table:table-cell>
          <table:table-cell table:style-name="ce1" office:value-type="string" calcext:value-type="string">
            <text:p>《测验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答题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测验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amroom</text:p>
          </table:table-cell>
          <table:table-cell table:style-name="ce1" office:value-type="string" calcext:value-type="string">
            <text:p>《考场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有一张试卷</text:p>
          </table:table-cell>
          <table:table-cell office:value-type="string" calcext:value-type="string">
            <text:p>学生点开试卷可以测试，教师点开可以批改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词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词语拼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ngth: integer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中文按字计算，英文按词计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_meanful:boolean</text:p>
          </table:table-cell>
          <table:table-cell office:value-type="string" calcext:value-type="string">
            <text:p>是否有意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1:integer</text:p>
          </table:table-cell>
          <table:table-cell office:value-type="string" calcext:value-type="string">
            <text:p>md5验证的第一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2:integer</text:p>
          </table:table-cell>
          <table:table-cell office:value-type="string" calcext:value-type="string">
            <text:p>md5验证的第二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3:integer</text:p>
          </table:table-cell>
          <table:table-cell office:value-type="string" calcext:value-type="string">
            <text:p>md5验证的第三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4:integer</text:p>
          </table:table-cell>
          <table:table-cell office:value-type="string" calcext:value-type="string">
            <text:p>md5验证的第四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5:integer</text:p>
          </table:table-cell>
          <table:table-cell office:value-type="string" calcext:value-type="string">
            <text:p>md5验证的第五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6:integer</text:p>
          </table:table-cell>
          <table:table-cell office:value-type="string" calcext:value-type="string">
            <text:p>md5验证的第六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7:integer</text:p>
          </table:table-cell>
          <table:table-cell office:value-type="string" calcext:value-type="string">
            <text:p>md5验证的第七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8:integer</text:p>
          </table:table-cell>
          <table:table-cell office:value-type="string" calcext:value-type="string">
            <text:p>md5验证的第八部分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ord_parser</text:p>
          </table:table-cell>
          <table:table-cell table:style-name="ce1" office:value-type="string" calcext:value-type="string">
            <text:p>词语分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个句子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ords_report</text:p>
          </table:table-cell>
          <table:table-cell table:style-name="ce1" office:value-type="string" calcext:value-type="string">
            <text:p>用词报告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md:string</text:p>
          </table:table-cell>
          <table:table-cell office:value-type="string" calcext:value-type="string">
            <text:p>课文md5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一篇课文只能有一篇用词报告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课文更新后可删除原来的词条分析和用词报告，进行重新分析，更新报告。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entence</text:p>
          </table:table-cell>
          <table:table-cell table:style-name="ce1" office:value-type="string" calcext:value-type="string">
            <text:p>句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句子正文</text:p>
          </table:table-cell>
          <table:table-cell table:number-columns-repeated="1022"/>
        </table:table-row>
        <table:table-row table:style-name="ro3" table:number-rows-repeated="10482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00／00／00</text:date>, <text:time style:data-style-name="N2" text:time-value="14:34:34.831578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6-05-17T14:43:31.859780894</dc:date>
    <dc:creator>keelson </dc:creator>
    <meta:editing-duration>P2DT10H35M4S</meta:editing-duration>
    <meta:editing-cycles>184</meta:editing-cycles>
    <meta:generator>LibreOffice/4.2.8.2$Linux_X86_64 LibreOffice_project/420m0$Build-2</meta:generator>
    <meta:document-statistic meta:table-count="2" meta:cell-count="879" meta:object-count="0"/>
  </office:meta>
</office:document-meta>
</file>